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2" svg:font-family="CMBX12"/>
    <style:font-face style:name="CMBX121" svg:font-family="CMBX12" style:font-adornments="Heavy"/>
    <style:font-face style:name="CMBX126" svg:font-family="CMBX12" style:font-adornments="Normal"/>
    <style:font-face style:name="CMBX124" svg:font-family="CMBX12" style:font-adornments="太字"/>
    <style:font-face style:name="Mangal2" svg:font-family="Mangal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7" svg:font-family="CMBX12" style:font-pitch="variable"/>
    <style:font-face style:name="CMBX12" svg:font-family="CMBX12" style:font-adornments="Heavy" style:font-pitch="variable"/>
    <style:font-face style:name="CMBX125" svg:font-family="CMBX12" style:font-adornments="Normal" style:font-pitch="variable"/>
    <style:font-face style:name="CMBX123" svg:font-family="CMBX12" style:font-adornments="太字" style:font-pitch="variable"/>
    <style:font-face style:name="FreeSans1" svg:font-family="FreeSans" style:font-pitch="variable"/>
    <style:font-face style:name="Mangal1" svg:font-family="Mang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subtitle">
      <style:graphic-properties draw:fill-color="#ffffff" draw:textarea-vertical-align="bottom" draw:auto-grow-height="true" fo:min-height="5.5cm"/>
    </style:style>
    <style:style style:name="pr2" style:family="presentation" style:parent-style-name="Midnightblue1-title">
      <style:graphic-properties draw:auto-grow-height="true" fo:min-height="12.363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language="en" fo:country="GB"/>
    </style:style>
    <style:style style:name="P3" style:family="paragraph">
      <style:text-properties fo:color="#333333" style:text-outline="false" style:font-name="Cooper Std Black1" fo:font-size="32pt" style:font-name-asian="CMBX122" style:font-size-asian="32pt" style:font-name-complex="CMBX122" style:font-size-complex="32pt"/>
    </style:style>
    <style:style style:name="P4" style:family="paragraph">
      <loext:graphic-properties draw:fill-color="#ffffff"/>
      <style:text-properties fo:language="en" fo:country="GB"/>
    </style:style>
    <style:style style:name="P5" style:family="paragraph">
      <style:text-properties fo:language="en" fo:country="GB"/>
    </style:style>
    <style:style style:name="P6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fo:color="#333333" style:text-outline="false" style:font-name="Source Code Pro Black2" fo:font-size="32pt" style:font-name-asian="CMBX122" style:font-size-asian="32pt" style:font-name-complex="CMBX122" style:font-size-complex="32pt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 Semibold3" fo:font-size="28pt" fo:language="en" fo:country="GB" fo:text-shadow="none" style:text-underline-style="none" fo:font-weight="normal" style:letter-kerning="true" style:font-name-asian="CMBX122" style:font-size-asian="26pt" style:font-weight-asian="normal" style:font-name-complex="CMBX122" style:font-size-complex="28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5.5cm" svg:x="1cm" svg:y="14.5cm" presentation:class="subtitle" presentation:user-transformed="true">
          <draw:text-box>
            <text:p text:style-name="P1"><text:span text:style-name="T1">Matthieu BETTINGER</text:span></text:p>
          </draw:text-box>
        </draw:frame>
        <draw:frame presentation:style-name="pr2" draw:text-style-name="P3" draw:layer="layout" svg:width="26cm" svg:height="12.363cm" svg:x="1cm" svg:y="0.801cm" presentation:class="title" presentation:user-transformed="true">
          <draw:text-box>
            <text:p><text:span text:style-name="T2">Trustworthy oracles</text:span><text:span text:style-name="T2"><text:line-break/></text:span><text:span text:style-name="T2">– – –</text:span><text:span text:style-name="T2"><text:line-break/></text:span><text:span text:style-name="T2">Practical wor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5" draw:layer="layout" svg:width="26cm" svg:height="2.663cm" svg:x="1cm" svg:y="0.837cm" presentation:class="title" presentation:user-transformed="true">
          <draw:text-box>
            <text:p><text:span text:style-name="T1">Goal</text:span></text:p>
          </draw:text-box>
        </draw:frame>
        <draw:frame presentation:style-name="pr5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6"><text:span text:style-name="T3">Either:</text:span></text:p>
                <text:list>
                  <text:list-item>
                    <text:p><text:span text:style-name="T3">Apply trust- and/or event-based logic to own project</text:span></text:p>
                  </text:list-item>
                  <text:list-item>
                    <text:p><text:span text:style-name="T3">Experiment with concepts on standalone project</text:span></text:p>
                    <text:list>
                      <text:list-item>
                        <text:p><text:span text:style-name="T3">Trustworthy datafeed mechanisms</text:span></text:p>
                        <text:list>
                          <text:list-item>
                            <text:p><text:span text:style-name="T3">Request-response infrastructure</text:span></text:p>
                          </text:list-item>
                          <text:list-item>
                            <text:p><text:span text:style-name="T3">Staking</text:span></text:p>
                          </text:list-item>
                          <text:list-item>
                            <text:p><text:span text:style-name="T3">Consensus: </text:span><text:span text:style-name="T3"><text:tab/></text:span><text:span text:style-name="T3"><text:tab/></text:span><text:span text:style-name="T3">– Aggregation (avg, med,…)</text:span></text:p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"><text:tab/></text:span><text:span text:style-name="T3"><text:tab/></text:span><text:span text:style-name="T3"> – </text:span><text:span text:style-name="T3">Voting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4"/>– </text:span><text:span text:style-name="T3">Random selection</text:span></text:p>
                            <text:p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4"/>– </text:span><text:span text:style-name="T3">... 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/text:p>
                          </text:list-item>
                        </text:list>
                      </text:list-item>
                      <text:list-item>
                        <text:p><text:span text:style-name="T3">Skeletons &amp; solutions on Github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BX122" svg:font-family="CMBX12"/>
    <style:font-face style:name="CMBX121" svg:font-family="CMBX12" style:font-adornments="Heavy"/>
    <style:font-face style:name="CMBX126" svg:font-family="CMBX12" style:font-adornments="Normal"/>
    <style:font-face style:name="CMBX124" svg:font-family="CMBX12" style:font-adornments="太字"/>
    <style:font-face style:name="Mangal2" svg:font-family="Mangal"/>
    <style:font-face style:name="Source Code Pro Black2" svg:font-family="'Source Code Pro Black'" style:font-family-generic="modern" style:font-pitch="fixed"/>
    <style:font-face style:name="Source Code Pro Black1" svg:font-family="'Source Code Pro Black'" style:font-adornments="黒" style:font-family-generic="modern" style:font-pitch="fixed"/>
    <style:font-face style:name="CMBX127" svg:font-family="CMBX12" style:font-pitch="variable"/>
    <style:font-face style:name="CMBX12" svg:font-family="CMBX12" style:font-adornments="Heavy" style:font-pitch="variable"/>
    <style:font-face style:name="CMBX125" svg:font-family="CMBX12" style:font-adornments="Normal" style:font-pitch="variable"/>
    <style:font-face style:name="CMBX123" svg:font-family="CMBX12" style:font-adornments="太字" style:font-pitch="variable"/>
    <style:font-face style:name="FreeSans1" svg:font-family="FreeSans" style:font-pitch="variable"/>
    <style:font-face style:name="Mangal1" svg:font-family="Mangal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Source Code Pro Black" svg:font-family="'Source Code Pro Black'" style:font-adornments="黒" style:font-family-generic="modern" style:font-pitch="variable"/>
    <style:font-face style:name="Source Sans Pro Black3" svg:font-family="'Source Sans Pro Black'" style:font-adornments="黒" style:font-family-generic="modern" style:font-pitch="variable"/>
    <style:font-face style:name="Cooper Std Black1" svg:font-family="'Cooper Std Black'" style:font-adornments="Black" style:font-family-generic="roman" style:font-pitch="variable"/>
    <style:font-face style:name="Cooper Std Black" svg:font-family="'Cooper Std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Liberation Sans2" svg:font-family="'Liberation Sans', Arial" style:font-family-generic="swiss" style:font-pitch="variable"/>
    <style:font-face style:name="Source Sans Pro3" svg:font-family="'Source Sans Pro'" style:font-family-generic="swiss" style:font-pitch="variable"/>
    <style:font-face style:name="Source Sans Pro4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angal1" style:font-family-asian="Mangal" style:font-pitch-asian="variable" style:font-size-asian="18pt" style:font-weight-asian="bold" style:font-weight-complex="bold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Corps_20_de_20_texte" style:display-name="Corps de texte" style:family="graphic">
      <style:paragraph-properties fo:margin-top="0cm" fo:margin-bottom="0.436cm" fo:line-height="120%" style:text-autospace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fill="solid" draw:textarea-vertical-align="middle" draw:auto-grow-height="false" fo:min-height="10.108cm" fo:min-width="22.908cm"/>
    </style:style>
    <style:style style:name="Mpr11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Midnightblue2-backgroundobjects">
      <style:graphic-properties draw:stroke="none" draw:fill="none" draw:auto-grow-height="false" fo:min-height="1.449cm"/>
    </style:style>
    <style:style style:name="Mpr14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5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6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Midnightblue1_5f_-backgroundobjects">
      <style:graphic-properties draw:stroke="none" draw:fill="none" draw:auto-grow-height="false" fo:min-height="1.449cm"/>
    </style:style>
    <style:style style:name="Mpr18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9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loext:graphic-properties draw:fill="solid"/>
      <style:paragraph-properties fo:text-align="center"/>
    </style:style>
    <style:style style:name="MP16" style:family="paragraph">
      <style:text-properties fo:color="#000000" fo:font-size="14pt"/>
    </style:style>
    <style:style style:name="MP17" style:family="paragraph">
      <loext:graphic-properties draw:fill="none" draw:fill-color="#ffffff"/>
      <style:text-properties fo:color="#000000" fo:font-size="14pt"/>
    </style:style>
    <style:style style:name="MP18" style:family="paragraph">
      <style:paragraph-properties fo:text-align="end"/>
      <style:text-properties fo:color="#000000" fo:font-size="14pt"/>
    </style:style>
    <style:style style:name="MP19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20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draw:custom-shape presentation:style-name="Mpr10" draw:text-style-name="MP15" draw:layer="backgroundobjects" svg:width="24cm" svg:height="11.2cm" svg:x="2cm" svg:y="1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20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4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5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6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6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7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7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8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9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20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20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11T10:01:05.090000000</meta:creation-date>
    <meta:editing-duration>PT4H28M2S</meta:editing-duration>
    <meta:editing-cycles>77</meta:editing-cycles>
    <meta:generator>LibreOffice/6.2.4.2$Windows_X86_64 LibreOffice_project/2412653d852ce75f65fbfa83fb7e7b669a126d64</meta:generator>
    <dc:title>Midnightblue</dc:title>
    <dc:date>2021-12-05T12:10:11.572000000</dc:date>
    <meta:document-statistic meta:object-count="69"/>
  </office:meta>
</office:document-meta>
</file>